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rtual Collage </text:p>
      <text:p text:style-name="P2"/>
      <text:p text:style-name="P2">Virtual Collage is a collage where student register themselves through online for the graduation.</text:p>
      <text:p text:style-name="P2">They use there username and password to login into the virtual collage and can attend the </text:p>
      <text:p text:style-name="P2">eLectures .</text:p>
      <text:p text:style-name="P2"/>
      <text:p text:style-name="P2">They can also have eLibraries <text:s/>where they can issue ebooks, ejouranls , emagzines.</text:p>
      <text:p text:style-name="P2"/>
      <text:p text:style-name="P2">There are three type of users in the virtual collage :</text:p>
      <text:p text:style-name="P2"/>
      <text:list xml:id="list810604515" text:style-name="L1">
        <text:list-item>
          <text:p text:style-name="P5"><text:span text:style-name="T1">Course Admin-</text:span> Course Admin have many Deaprtments under it and which have many lecturers.Course Admin manages all the <text:s/>courses, prepare the <text:span text:style-name="T1">Course Calendar </text:span>responsible for scheduling classes assigning the lecturer to the courses and also manages students.</text:p>
          <text:p text:style-name="P5"/>
        </text:list-item>
        <text:list-item>
          <text:p text:style-name="P5"><text:span text:style-name="T1">Students -</text:span>Sutdents can enroll for one course, view course calender and attend the lectures can give exam and view result.</text:p>
        </text:list-item>
      </text:list>
      <text:p text:style-name="P2"/>
      <text:list xml:id="list1946860392" text:continue-numbering="true" text:style-name="L1">
        <text:list-item>
          <text:p text:style-name="P6">Lecturer- <text:span text:style-name="T2">One lecturer can teach one or more courses and checks the marks.attendance of the student.</text:span></text:p>
        </text:list-item>
      </text:list>
      <text:p text:style-name="P2"/>
      <text:p text:style-name="P2"/>
      <text:p text:style-name="P2"><text:span text:style-name="T1">Design Patterns</text:span> used For these Application is :-</text:p>
      <text:p text:style-name="P2"/>
      <text:p text:style-name="P7"><text:span text:style-name="T3">We can use the </text:span><text:span text:style-name="T4">Singleton Pattern</text:span><text:span text:style-name="T3"> for creating the object of the collage <text:s/>Making this object as global and using it each time whenever it is needed.</text:span></text:p>
      <text:p text:style-name="P7">To assure only one and same instance of object every time.</text:p>
      <text:p text:style-name="Text_20_body">There is only one collage. If <text:s/>we want to create or access collage object, it should return the same collage object every time.</text:p>
      <text:p text:style-name="Text_20_body"/>
      <text:p text:style-name="P2"/>
      <text:p text:style-name="P3">Factory Pattern:-</text:p>
      <text:p text:style-name="P7"><text:span text:style-name="T3">Factory Pattern can be used when the user logins into virtual collage, during authentication based on the username <text:s/>we will deside which type of user(Admin/Student/Lecturer) the person is and create object accordingly without exposing the instantiation logic to the user and user</text:span> should access the objects through a common interface.</text:p>
      <text:p text:style-name="P2"/>
      <text:p text:style-name="P2"/>
      <text:p text:style-name="P3">Observer Pattern:-</text:p>
      <text:p text:style-name="P2"><text:s/>Observer pattern can be used <text:s/>between the <text:s/><text:span text:style-name="T1">Exam,Result </text:span>and <text:span text:style-name="T1">Student</text:span> Classes.</text:p>
      <text:p text:style-name="P2"><text:s/><text:span text:style-name="T7">I</text:span>f there is any change in schedule of the exam <text:s/>or any <text:span text:style-name="T1">Updation</text:span> by <text:span text:style-name="T1">Course Admin</text:span> the Students get notified automatically.</text:p>
      <text:p text:style-name="P2">When the result is declared for the course all the Students enrolled in that course get notified automatically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0T20:49:25</meta:creation-date>
    <dc:date>2013-12-24T12:24:13</dc:date>
    <meta:editing-duration>PT42M22S</meta:editing-duration>
    <meta:editing-cycles>8</meta:editing-cycles>
    <meta:generator>LibreOffice/3.5$Linux_X86_64 LibreOffice_project/350m1$Build-2</meta:generator>
    <meta:document-statistic meta:table-count="0" meta:image-count="0" meta:object-count="0" meta:page-count="1" meta:paragraph-count="19" meta:word-count="307" meta:character-count="1412" meta:non-whitespace-character-count="1590"/>
  </office:meta>
</office:document-meta>
</file>